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style:font-name="Times New Roman" fo:font-weight="normal" style:font-weight-asian="normal" style:font-weight-complex="normal"/>
    </style:style>
    <style:style style:name="P8" style:family="paragraph" style:parent-style-name="Text_20_body">
      <style:text-properties fo:font-size="12pt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margin-left="1.323cm" fo:margin-right="0cm" fo:text-indent="0cm" style:auto-text-indent="false"/>
      <style:text-properties fo:font-size="12pt" style:font-size-asian="12pt" style:font-size-complex="12pt"/>
    </style:style>
    <style:style style:name="P11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2" style:family="paragraph" style:parent-style-name="Heading_20_2">
      <style:paragraph-properties fo:margin-left="0cm" fo:margin-right="0cm" fo:text-indent="0cm" style:auto-text-indent="false"/>
    </style:style>
    <style:style style:name="P13" style:family="paragraph" style:parent-style-name="Heading_20_2" style:list-style-name="L1">
      <style:paragraph-properties fo:margin-left="0cm" fo:margin-right="0cm" fo:text-indent="0cm" style:auto-text-indent="false"/>
    </style:style>
    <style:style style:name="P14" style:family="paragraph" style:parent-style-name="Heading_20_2" style:list-style-name="L1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15" style:family="paragraph" style:parent-style-name="Text_20_body" style:list-style-name="L1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6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7" style:family="paragraph" style:parent-style-name="Text_20_body" style:list-style-name="L2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18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style:writing-mode="lr-tb"/>
    </style:style>
    <style:style style:name="P19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0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2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3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4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5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26" style:family="paragraph" style:parent-style-name="Text_20_body" style:list-style-name="WW8Num7">
      <style:paragraph-properties fo:margin-left="2.616cm" fo:margin-right="0cm" fo:text-indent="0cm" style:auto-text-indent="false"/>
    </style:style>
    <style:style style:name="P27" style:family="paragraph" style:parent-style-name="Text_20_body" style:list-style-name="WW8Num7">
      <style:paragraph-properties fo:margin-left="2.616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8" style:family="paragraph" style:parent-style-name="Text_20_body" style:list-style-name="WW8Num7">
      <style:paragraph-properties fo:margin-left="2.54cm" fo:margin-right="0cm" fo:text-align="justify" style:justify-single-word="false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9" style:family="paragraph" style:parent-style-name="Text_20_body" style:list-style-name="WW8Num7">
      <style:paragraph-properties fo:margin-left="2.54cm" fo:margin-right="0cm" fo:text-indent="-0.635cm" style:auto-text-indent="false"/>
      <style:text-properties style:font-name="Times New Roman" fo:font-size="12pt" fo:language="pt" fo:country="BR" style:font-size-asian="12pt" style:font-size-complex="12pt"/>
    </style:style>
    <style:style style:name="P30" style:family="paragraph" style:parent-style-name="Text_20_body" style:list-style-name="WW8Num7">
      <style:paragraph-properties fo:margin-left="2.54cm" fo:margin-right="0cm" fo:text-indent="-0.635cm" style:auto-text-indent="false"/>
      <style:text-properties fo:font-size="12pt" fo:language="pt" fo:country="BR" style:font-size-asian="12pt" style:font-size-complex="12pt"/>
    </style:style>
    <style:style style:name="P31" style:family="paragraph" style:parent-style-name="Text_20_body" style:list-style-name="WW8Num7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32" style:family="paragraph" style:parent-style-name="Text_20_body" style:list-style-name="WW8Num7">
      <style:paragraph-properties fo:margin-left="1.27cm" fo:margin-right="0cm" fo:text-indent="-0.635cm" style:auto-text-indent="false"/>
      <style:text-properties fo:font-size="12pt" fo:language="pt" fo:country="BR" style:font-size-asian="12pt" style:font-size-complex="12pt"/>
    </style:style>
    <style:style style:name="P33" style:family="paragraph" style:parent-style-name="Text_20_body" style:list-style-name="WW8Num7">
      <style:paragraph-properties fo:margin-left="1.27cm" fo:margin-right="0cm" fo:text-indent="-0.635cm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34" style:family="paragraph" style:parent-style-name="Text_20_body" style:list-style-name="WW8Num7">
      <style:paragraph-properties fo:margin-left="1.27cm" fo:margin-right="0cm" fo:text-align="justify" style:justify-single-word="false" fo:text-indent="-0.635cm" style:auto-text-indent="false">
        <style:tab-stops/>
      </style:paragraph-properties>
    </style:style>
    <style:style style:name="P35" style:family="paragraph" style:parent-style-name="Text_20_body" style:list-style-name="WW8Num7">
      <style:paragraph-properties fo:margin-left="1.27cm" fo:margin-right="0cm" fo:text-indent="-0.635cm" style:auto-text-indent="false"/>
      <style:text-properties style:font-name="Times New Roman" fo:font-size="12pt" style:font-size-asian="12pt" style:font-size-complex="12pt"/>
    </style:style>
    <style:style style:name="P36" style:family="paragraph" style:parent-style-name="Text_20_body" style:list-style-name="WW8Num7">
      <style:paragraph-properties fo:margin-left="1.27cm" fo:margin-right="0cm" fo:text-align="justify" style:justify-single-word="false" fo:text-indent="-0.318cm" style:auto-text-indent="false">
        <style:tab-stops/>
      </style:paragraph-properties>
    </style:style>
    <style:style style:name="P37" style:family="paragraph" style:parent-style-name="Text_20_body" style:list-style-name="WW8Num7">
      <style:paragraph-properties fo:margin-left="0cm" fo:margin-right="0cm" fo:text-indent="-0.635cm" style:auto-text-indent="false"/>
    </style:style>
    <style:style style:name="P38" style:family="paragraph" style:parent-style-name="Text_20_body" style:list-style-name="WW8Num7">
      <style:paragraph-properties fo:margin-left="-1.27cm" fo:margin-right="0cm" fo:text-indent="-0.635cm" style:auto-text-indent="false"/>
      <style:text-properties fo:font-size="12pt" style:font-size-asian="12pt" style:font-size-complex="12pt"/>
    </style:style>
    <style:style style:name="P39" style:family="paragraph" style:parent-style-name="Text_20_body" style:list-style-name="WW8Num7">
      <style:paragraph-properties fo:margin-left="-1.27cm" fo:margin-right="0cm" fo:text-indent="-0.635cm" style:auto-text-indent="false"/>
      <style:text-properties fo:font-size="12pt" fo:language="pt" fo:country="BR" style:font-size-asian="12pt" style:font-size-complex="12pt"/>
    </style:style>
    <style:style style:name="P40" style:family="paragraph" style:parent-style-name="Text_20_body" style:list-style-name="WW8Num7">
      <style:paragraph-properties fo:margin-left="0cm" fo:margin-right="0cm" fo:text-align="justify" style:justify-single-word="false" fo:text-indent="-0.318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41" style:family="paragraph" style:parent-style-name="Text_20_body" style:list-style-name="WW8Num7">
      <style:paragraph-properties fo:margin-left="1.376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style:letter-kerning="true" style:font-name-asian="Times New Roman" style:language-asian="zh" style:country-asian="CN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language="pt" fo:country="BR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pt" fo:country="BR"/>
    </style:style>
    <style:style style:name="T16" style:family="text">
      <style:text-properties fo:language="pt" fo:country="BR" fo:font-style="italic" style:font-style-asian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emória Virtual<text:line-break/>Caso de uso: EditarInstituição</text:p>
      <text:p text:style-name="P9"/>
      <text:h text:style-name="Heading_20_1" text:outline-level="1">Breve Descrição</text:h>
      <text:p text:style-name="P8">Esse caso de uso permite que o Admininistrador/Gerente <text:s/>altere os dados de uma instituição no sistema.</text:p>
      <text:h text:style-name="Heading_20_1" text:outline-level="1">Breve Descrição dos Atores</text:h>
      <text:p text:style-name="Standard"><text:span text:style-name="T6"><text:tab/>- Administrador (do Sistema): A</text:span><text:span text:style-name="T7">ltera os dados de qualquer <text:tab/>instituição.</text:span></text:p>
      <text:p text:style-name="P7"><text:tab/>- Gerente (da Instituição): Altera os dados de sua própria instituição.</text:p>
      <text:h text:style-name="Heading_20_1" text:outline-level="1">Pré-condições</text:h>
      <text:p text:style-name="P8">- O usuário está logado no sistema.</text:p>
      <text:h text:style-name="Heading_20_1" text:outline-level="1">Fluxo Básico de Eventos</text:h>
      <text:list xml:id="list40400126" text:style-name="WW8Num7">
        <text:list-header>
          <text:p text:style-name="P25">1. O Administrador/Gerente seleciona a opção “Editar Instituição” e o sistema exibe uma tela com as seguintes opções:</text:p>
          <text:list>
            <text:list-item>
              <text:list>
                <text:list-header>
                  <text:p text:style-name="P26"><text:span text:style-name="T12"><text:s text:c="2"/></text:span><text:span text:style-name="T13">- campo para inserir “Nome da Instituição” para buscar a Instituição que se deseja editar. Esse campo deve ser auto completável, ou seja, de acordo com a informação que está sendo inserida pelo usuário ele cria e exibe uma lista, (abaixo do campo onde o nome está sendo inserido) com os possíveis nomes que estão sendo pesquisados (respeitando a breve descrição dos atores). A lista apresentada deve estar em ordem alfabética. Assim, o usuário tem a opção de terminar de escrever o nome desejado ou o selecionar na lista que foi apresentada; </text:span></text:p>
                </text:list-header>
              </text:list>
              <text:p text:style-name="P27">- opção “Confirmar” para confirmar nome de Instituição fornecido;</text:p>
              <text:p text:style-name="P28"><text:span text:style-name="Fonte_20_parág._20_padrão"><text:span text:style-name="T16">- </text:span></text:span><text:span text:style-name="Fonte_20_parág._20_padrão"><text:span text:style-name="T15">opção</text:span></text:span><text:span text:style-name="Fonte_20_parág._20_padrão"><text:span text:style-name="T16"> </text:span></text:span><text:span text:style-name="Fonte_20_parág._20_padrão"><text:span text:style-name="T15">“Cancelar” para sair da opção de edição de dados;</text:span></text:span></text:p>
              <text:p text:style-name="P32">2. O Administrador/Gerente digita o nome da Instituição a ser editada ou a escolhe na lista apresentada e seleciona a opção “Confirma”;</text:p>
              <text:list>
                <text:list-header>
                  <text:p text:style-name="P36"><text:span text:style-name="T13">3. O sistema dá continuidade ao processo de edição exibindo uma tela contendo </text:span><text:span text:style-name="T8">os <text:s/>seguintes campos editáveis, com preenchimento não obrigatório, para alteração dos dados:</text:span></text:p>
                </text:list-header>
              </text:list>
              <text:p text:style-name="P30">- campo “Nome da Instituição”. O campo aparece preenchido pelo nome atual registrado no sistema; </text:p>
              <text:list>
                <text:list-item>
                  <text:list>
                    <text:list-item>
                      <text:list>
                        <text:list-header>
                          <text:p text:style-name="P37"><text:span text:style-name="T12"><text:s/><text:tab/><text:tab/>- Localização da Instituição:(</text:span><text:span text:style-name="T13">Os campos aparecem preenchidos pelos <text:s/><text:tab/><text:tab/>dados atuais registrados no sistema):</text:span></text:p>
                          <text:p text:style-name="P38"><text:s/><text:tab/><text:tab/><text:tab/><text:tab/>- campos “Endereço” (Rua, Número, Bairro);</text:p>
                          <text:list>
                            <text:list-header>
                              <text:p text:style-name="P31"><text:soft-page-break/><text:s/><text:tab/>- <text:s/>campo "Cidade”;</text:p>
                            </text:list-header>
                          </text:list>
                          <text:p text:style-name="P31"><text:s/><text:tab/>- campo “Estado” no formato: XX;</text:p>
                        </text:list-header>
                      </text:list>
                      <text:p text:style-name="P31"><text:s/><text:tab/>- campo “CEP” no formato:(DDD)XXXXX-XXX;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9"><text:s/><text:tab/><text:tab/><text:tab/>- campo “<text:span text:style-name="T11">Telefone” no formato: (DDD)XXXX-XXXX;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9">- opção “Salvar” alterações nos dados;</text:p>
              <text:list>
                <text:list-header>
                  <text:p text:style-name="P40"><text:s/><text:tab/><text:tab/>- opção “Voltar” para voltar à tela de seleção da Instituição a ser editada;</text:p>
                </text:list-header>
              </text:list>
              <text:p text:style-name="P29">- opção “Cancelar” para deixar a opção “Editar Instituição” sem alterar nenhum dado;</text:p>
              <text:p text:style-name="P33">4. O <text:s/>Administrador/Gerente seleciona o(s) campos referentes aos dado(s) que deseja alterar e informa os novos dados que deseja;</text:p>
            </text:list-item>
          </text:list>
          <text:p text:style-name="P34"><text:span text:style-name="T10">5. Após as alterações desejadas, o </text:span><text:span text:style-name="T2">Administrador/Gerente</text:span><text:span text:style-name="T10"> seleciona a opção “Salvar” para registrar as mudanças no sistema.</text:span></text:p>
          <text:p text:style-name="P35">6. O sistema valida a operação e exibe a mensagem “Alterações realizadas com sucesso” e redireciona para a página principal do sistema;</text:p>
          <text:p text:style-name="P41">7. O caso de uso é encerrado.</text:p>
        </text:list-header>
      </text:list>
      <text:h text:style-name="Heading_20_1" text:outline-level="1">Fluxos Alternativos</text:h>
      <text:h text:style-name="P12" text:outline-level="2" text:is-list-header="true">Fluxo Alternativo 1</text:h>
      <text:p text:style-name="P5"><text:span text:style-name="T9"><text:tab/> </text:span><text:span text:style-name="T8">Se no </text:span><text:span text:style-name="T9">Fluxo Básico</text:span><text:span text:style-name="T8"> a qualquer momento o usuário selecionar a opção “Cancelar” <text:tab/>o caso de uso termina.</text:span></text:p>
      <text:list xml:id="list40414059" text:style-name="L1">
        <text:list-item>
          <text:list>
            <text:list-header>
              <text:h text:style-name="P13" text:outline-level="2">Fluxo Alternativo 2</text:h>
              <text:list>
                <text:list-header>
                  <text:p text:style-name="P20"><text:span text:style-name="T13"><text:s/><text:tab/>Se no passo 2 dos </text:span><text:span text:style-name="T9">Fluxos Básico </text:span><text:span text:style-name="T13">o Administrador/Gerente tentar selecionar <text:tab/>a opção “Confirmar” sem ter <text:tab/>inserido ou selecionado nenhum nome na lista:</text:span></text:p>
                </text:list-header>
              </text:list>
              <text:p text:style-name="P21"><text:s/><text:tab/><text:tab/>1. O sistema exibe a mensagem “Insira um Nome ou Parte do nome <text:tab/><text:tab/>desejado e então o selecione na lista”;</text:p>
              <text:list>
                <text:list-item>
                  <text:list>
                    <text:list-header>
                      <text:p text:style-name="P23"><text:s/><text:tab/><text:tab/>2. O sistema retorna ao passo 1 do fluxo básico.</text:p>
                    </text:list-header>
                  </text:list>
                </text:list-item>
              </text:list>
              <text:h text:style-name="P14" text:outline-level="2">Fluxo Alternativo 3</text:h>
            </text:list-header>
          </text:list>
          <text:p text:style-name="P22"><text:s/><text:tab/>Se no passo 3 do <text:span text:style-name="T14">Fluxo Básico </text:span>o nome inserido não for encontrado, então:</text:p>
          <text:list text:continue-numbering="true">
            <text:list-header>
              <text:p text:style-name="P22"><text:s/><text:tab/><text:tab/>1. O sistema exibe a mensagem “Instituição não encontrada”;</text:p>
              <text:list>
                <text:list-item>
                  <text:list>
                    <text:list-header>
                      <text:p text:style-name="P24"><text:s/><text:tab/><text:tab/>2. O sistema retorna ao passo 1 para o fluxo básico.</text:p>
                    </text:list-header>
                  </text:list>
                </text:list-item>
              </text:list>
              <text:h text:style-name="P14" text:outline-level="2">Fluxo Alternativo 4</text:h>
              <text:list>
                <text:list-item>
                  <text:list>
                    <text:list-header>
                      <text:p text:style-name="P18"><text:s/><text:tab/>S<text:span text:style-name="T3">e no passo 3 do </text:span><text:span text:style-name="T4">Fluxo Básico </text:span><text:span text:style-name="T3">o Administrador/Gerente selecionar a <text:s/>opção <text:tab/>“Voltar”, então:</text:span></text:p>
                    </text:list-header>
                  </text:list>
                </text:list-item>
              </text:list>
              <text:p text:style-name="P15">1.<text:tab/>O sistema deve assegurar que as informações que estão sendo exibidas (da Instituição previamente selecionada) desapareçam antes de permitir que o campo de inserção de Nome para edição seja utilizado novamente;</text:p>
              <text:p text:style-name="P15"><text:soft-page-break/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    <text:list>
                <text:list-item>
                  <text:list>
                    <text:list-header>
                      <text:p text:style-name="P19"><text:s/><text:tab/> <text:s text:c="5"/><text:tab/>3. <text:tab/>O sistema volta ao passo 1 dos fluxo básico.</text:p>
                    </text:list-header>
                  </text:list>
                </text:list-item>
              </text:list>
            </text:list-header>
          </text:list>
        </text:list-item>
      </text:list>
      <text:h text:style-name="Heading_20_1" text:outline-level="1">Pós-Condições</text:h>
      <text:p text:style-name="Standard"><text:tab/><text:span text:style-name="T12">Fluxo Básico: Os dados da Instituição foram alterados.</text:span></text:p>
      <text:p text:style-name="Standard"><text:span text:style-name="T12"><text:tab/>Fluxo Alternativo 1: </text:span><text:span text:style-name="T13">Não ocorre alteração na base de dados do sistema.</text:span></text:p>
      <text:p text:style-name="P10">Fluxo Alternativo 2: <text:span text:style-name="T15">Não ocorre alteração na base de dados do sistema.</text:span></text:p>
      <text:p text:style-name="P10">Fluxo Alternativo 3: <text:span text:style-name="T15">Não ocorre alteração na base de dados do sistema.</text:span></text:p>
      <text:p text:style-name="P10">Fluxo Alternativo 4: <text:span text:style-name="T15">Não ocorre alteração na base de dados do sistema.</text:span></text:p>
      <text:h text:style-name="Heading_20_1" text:outline-level="1">Requisitos Especiais</text:h>
      <text:list xml:id="list40406618" text:style-name="L2">
        <text:list-item>
          <text:p text:style-name="P16">A lista gerada no passo 2 deve ser similar a um combo box que é atualizado a cada letra inserida pelo usuário no campo Nome.</text:p>
        </text:list-item>
        <text:list-item>
          <text:p text:style-name="P17">Performance: A resposta do sistema para a busca da Instituição deve ser realizada em até 1 segun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9</text:p>
            </table:table-cell>
            <table:table-cell table:style-name="Tabela2.C1" office:value-type="string">
              <text:p text:style-name="MP1">Versão do Documento: 1.1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8-30T20:29:00.22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50</meta:editing-cycles>
    <meta:editing-duration>PT5H52M30S</meta:editing-duration>
    <meta:generator>BrOffice/3.3$Win32 LibreOffice_project/330m19$Build-301</meta:generator>
    <dc:date>2011-08-30T20:28:59.82</dc:date>
    <meta:document-statistic meta:table-count="2" meta:image-count="1" meta:object-count="0" meta:page-count="3" meta:paragraph-count="61" meta:word-count="768" meta:character-count="4598"/>
  </office:meta>
</office:document-meta>
</file>